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249cm"/>
    </style:style>
    <style:style style:name="ro1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5041" number:language="de" number:country="AT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4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</style:style>
    <style:style style:name="ce5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</style:style>
    <style:style style:name="ce6" style:family="table-cell" style:parent-style-name="Default" style:data-style-name="N2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504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3" style:family="table-cell" style:parent-style-name="Default" style:data-style-name="N4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4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wrap-option="wrap" fo:border="0.002cm solid #000000" style:vertical-align="automatic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wrap-option="wrap" style:vertical-align="automatic"/>
    </style:style>
    <style:style style:name="ce28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5" table:default-cell-style-name="ce1"/>
        <table:table-column table:style-name="co6" table:number-columns-repeated="3" table:default-cell-style-name="ce11"/>
        <table:table-column table:style-name="co6" table:number-columns-repeated="2" table:default-cell-style-name="ce22"/>
        <table:table-column table:style-name="co6" table:number-columns-repeated="3" table:default-cell-style-name="ce1"/>
        <table:table-column table:style-name="co3" table:number-columns-repeated="1014" table:default-cell-style-name="ce1"/>
        <table:table-column table:style-name="co4" table:default-cell-style-name="ce1"/>
        <table:table-row table:style-name="ro1">
          <table:table-cell office:value-type="string">
            <text:p><text:s/></text:p>
          </table:table-cell>
          <table:table-cell table:style-name="ce4" table:number-columns-repeated="3"/>
          <table:table-cell table:style-name="ce17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/>
          <table:table-cell table:style-name="ce5" table:number-columns-repeated="3"/>
          <table:table-cell table:style-name="ce18" table:number-columns-repeated="2"/>
          <table:table-cell table:style-name="ce27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6" office:value-type="string">
            <text:p>Datum</text:p>
          </table:table-cell>
          <table:table-cell table:style-name="ce6" office:value-type="string">
            <text:p>Beginn</text:p>
          </table:table-cell>
          <table:table-cell table:style-name="ce6" office:value-type="string">
            <text:p>Stunden</text:p>
          </table:table-cell>
          <table:table-cell table:style-name="ce6" office:value-type="string">
            <text:p>PS</text:p>
          </table:table-cell>
          <table:table-cell table:style-name="ce23" office:value-type="string">
            <text:p>BF</text:p>
          </table:table-cell>
          <table:table-cell table:style-name="ce28"/>
          <table:table-cell table:style-name="ce17" table:number-columns-repeated="2"/>
          <table:table-cell table:style-name="ce22" table:number-columns-repeated="1015"/>
        </table:table-row>
        <table:table-row table:style-name="ro1">
          <table:table-cell table:style-name="ce3"/>
          <table:table-cell table:style-name="ce7" office:value-type="date" office:date-value="2011-07-23">
            <text:p>23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9"/>
          <table:table-cell table:style-name="ce32" table:number-columns-repeated="2"/>
          <table:table-cell table:number-columns-repeated="1015"/>
        </table:table-row>
        <table:table-row table:style-name="ro1">
          <table:table-cell/>
          <table:table-cell table:style-name="ce7" office:value-type="date" office:date-value="2011-07-26">
            <text:p>26.07.11</text:p>
          </table:table-cell>
          <table:table-cell table:style-name="ce12" office:value-type="time" office:time-value="PT10H00M00S">
            <text:p>10:00:00</text:p>
          </table:table-cell>
          <table:table-cell table:style-name="ce15" office:value-type="float" office:value="7">
            <text:p>7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2">
            <text:p>02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4">
            <text:p>4</text:p>
          </table:table-cell>
          <table:table-cell table:style-name="ce19" office:value-type="string">
            <text:p>X</text:p>
          </table:table-cell>
          <table:table-cell table:style-name="ce24" office:value-type="string">
            <text:p>X</text:p>
          </table:table-cell>
          <table:table-cell table:style-name="ce30"/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5">
            <text:p>05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08">
            <text:p>08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16">
            <text:p>16.08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8">
            <text:p>8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0">
            <text:p>20.08.11</text:p>
          </table:table-cell>
          <table:table-cell table:style-name="ce13" office:value-type="time" office:time-value="PT12H30M00S">
            <text:p>12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3">
            <text:p>23.08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4.5">
            <text:p>4,5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7">
            <text:p>27.08.11</text:p>
          </table:table-cell>
          <table:table-cell table:style-name="ce13" office:value-type="time" office:time-value="PT19H30M00S">
            <text:p>19:3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8-28">
            <text:p>28.08.11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4">
            <text:p>04.09.11</text:p>
          </table:table-cell>
          <table:table-cell table:style-name="ce13" office:value-type="time" office:time-value="PT12H45M00S">
            <text:p>12:45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08">
            <text:p>08.09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3">
            <text:p>13.09.11</text:p>
          </table:table-cell>
          <table:table-cell table:style-name="ce13" office:value-type="time" office:time-value="PT18H00M00S">
            <text:p>18:00</text:p>
          </table:table-cell>
          <table:table-cell table:style-name="ce16" office:value-type="float" office:value="4.5">
            <text:p>4,5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09-14">
            <text:p>14.09.11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02">
            <text:p>02.10.11</text:p>
          </table:table-cell>
          <table:table-cell table:style-name="ce13" office:value-type="time" office:time-value="PT11H00M00S">
            <text:p>11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0-26">
            <text:p>26.10.11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4">
            <text:p>4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01">
            <text:p>01.11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1-22">
            <text:p>22.11.11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1-12-27">
            <text:p>27.12.11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9">
            <text:p>9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3">
            <text:p>03.01.12</text:p>
          </table:table-cell>
          <table:table-cell table:style-name="ce13" office:value-type="time" office:time-value="PT16H00M00S">
            <text:p>16:00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1-04">
            <text:p>04.01.12</text:p>
          </table:table-cell>
          <table:table-cell table:style-name="ce13" office:value-type="time" office:time-value="PT09H00M00S">
            <text:p>09:00</text:p>
          </table:table-cell>
          <table:table-cell table:style-name="ce16" office:value-type="float" office:value="10">
            <text:p>10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07">
            <text:p>07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1">
          <table:table-cell/>
          <table:table-cell table:style-name="ce8" office:value-type="date" office:date-value="2012-02-12">
            <text:p>12.02.12</text:p>
          </table:table-cell>
          <table:table-cell table:style-name="ce13" office:value-type="time" office:time-value="PT11H30M00S">
            <text:p>11:30</text:p>
          </table:table-cell>
          <table:table-cell table:style-name="ce16" office:value-type="float" office:value="6">
            <text:p>6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3">
            <text:p>13.02.12</text:p>
          </table:table-cell>
          <table:table-cell table:style-name="ce13" office:value-type="time" office:time-value="PT12H00M00S">
            <text:p>12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6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6">
            <text:p>16.02.12</text:p>
          </table:table-cell>
          <table:table-cell table:style-name="ce13" office:value-type="time" office:time-value="PT10H00M00S">
            <text:p>10:00</text:p>
          </table:table-cell>
          <table:table-cell table:style-name="ce16" office:value-type="float" office:value="11">
            <text:p>11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18">
            <text:p>18.02.12</text:p>
          </table:table-cell>
          <table:table-cell table:style-name="ce13" office:value-type="time" office:time-value="PT15H00M00S">
            <text:p>15:00</text:p>
          </table:table-cell>
          <table:table-cell table:style-name="ce16" office:value-type="float" office:value="2">
            <text:p>2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0">
            <text:p>20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4">
            <text:p>4</text:p>
          </table:table-cell>
          <table:table-cell table:style-name="ce20" office:value-type="string">
            <text:p>X</text:p>
          </table:table-cell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8" office:value-type="date" office:date-value="2012-02-21">
            <text:p>21.02.12</text:p>
          </table:table-cell>
          <table:table-cell table:style-name="ce13" office:value-type="time" office:time-value="PT20H00M00S">
            <text:p>20:00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25" office:value-type="string">
            <text:p>X</text:p>
          </table:table-cell>
          <table:table-cell table:style-name="ce31"/>
          <table:table-cell table:style-name="ce34" table:number-columns-repeated="2"/>
          <table:table-cell table:number-columns-repeated="1015"/>
        </table:table-row>
        <table:table-row table:style-name="ro4">
          <table:table-cell/>
          <table:table-cell table:style-name="ce9" office:value-type="date" office:date-value="2012-02-22">
            <text:p>22.02.12</text:p>
          </table:table-cell>
          <table:table-cell table:style-name="ce14" office:value-type="time" office:time-value="PT18H00M00S">
            <text:p>18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3">
            <text:p>23.02.12</text:p>
          </table:table-cell>
          <table:table-cell table:style-name="ce14" office:value-type="time" office:time-value="PT15H00M00S">
            <text:p>15:00:00</text:p>
          </table:table-cell>
          <table:table-cell table:style-name="ce10" office:value-type="float" office:value="2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>
          <table:table-cell/>
          <table:table-cell table:style-name="ce9" office:value-type="date" office:date-value="2012-02-24">
            <text:p>24.02.12</text:p>
          </table:table-cell>
          <table:table-cell table:style-name="ce14" office:value-type="time" office:time-value="PT20H00M00S">
            <text:p>20:00:00</text:p>
          </table:table-cell>
          <table:table-cell table:style-name="ce10" office:value-type="float" office:value="2">
            <text:p>2</text:p>
          </table:table-cell>
          <table:table-cell table:style-name="ce21"/>
          <table:table-cell table:style-name="ce21" office:value-type="string">
            <text:p>X</text:p>
          </table:table-cell>
          <table:table-cell table:number-columns-repeated="1018"/>
        </table:table-row>
        <table:table-row table:style-name="ro4" table:number-rows-repeated="30">
          <table:table-cell/>
          <table:table-cell table:style-name="ce10" table:number-columns-repeated="3"/>
          <table:table-cell table:style-name="ce21" table:number-columns-repeated="2"/>
          <table:table-cell table:number-columns-repeated="1018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1">
        <table:table-column table:style-name="co3" table:number-columns-repeated="1023" table:default-cell-style-name="ce1"/>
        <table:table-column table:style-name="co4" table:default-cell-style-name="ce1"/>
        <table:table-row table:style-name="ro1" table:number-rows-repeated="10">
          <table:table-cell table:number-columns-repeated="1024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(</number:text>
      <number:number number:decimal-places="2" number:min-integer-digits="1" number:grouping="true"/>
      <number:text>)</number:text>
    </number:number-style>
    <number:number-style style:name="N109P2" style:volatile="true">
      <number:text>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number number:decimal-places="0" number:min-integer-digits="1"/>
      <number:text> </number:text>
    </number:number-style>
    <number:number-style style:name="N112P1" style:volatile="true">
      <number:text>(</number:text>
      <number:number number:decimal-places="0" number:min-integer-digits="1"/>
      <number:text>)</number:text>
    </number:number-style>
    <number:number-style style:name="N112P2" style:volatile="true"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$ </number:text>
      <number:number number:decimal-places="2" number:min-integer-digits="1" number:grouping="true"/>
      <number:text> </number:text>
    </number:number-style>
    <number:number-style style:name="N116P1" style:volatile="true">
      <number:text>$ (</number:text>
      <number:number number:decimal-places="2" number:min-integer-digits="1" number:grouping="true"/>
      <number:text>)</number:text>
    </number:number-style>
    <number:number-style style:name="N116P2" style:volatile="true">
      <number:text>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$ </number:text>
      <number:number number:decimal-places="0" number:min-integer-digits="1"/>
      <number:text> </number:text>
    </number:number-style>
    <number:number-style style:name="N119P1" style:volatile="true">
      <number:text>$ (</number:text>
      <number:number number:decimal-places="0" number:min-integer-digits="1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%</number:text>
    </number:number-style>
    <number:currency-style style:name="N5107P0" style:volatile="true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510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5107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(</number:text>
      <number:number number:decimal-places="2" number:min-integer-digits="1" number:grouping="true"/>
      <number:text>)</number:text>
    </number:number-style>
    <number:number-style style:name="N108">
      <number:text>- </number:text>
    </number:number-style>
    <number:number-style style:name="N110">
      <number:number number:decimal-places="0" number:min-integer-digits="1"/>
      <number:text> </number:text>
    </number:number-style>
    <number:number-style style:name="N111">
      <number:text>(</number:text>
      <number:number number:decimal-places="0" number:min-integer-digits="1"/>
      <number:text>)</number:text>
    </number:number-style>
    <number:number-style style:name="N113">
      <number:text>$ </number:text>
      <number:number number:decimal-places="2" number:min-integer-digits="1" number:grouping="true"/>
      <number:text> </number:text>
    </number:number-style>
    <number:number-style style:name="N114">
      <number:text>$ (</number:text>
      <number:number number:decimal-places="2" number:min-integer-digits="1" number:grouping="true"/>
      <number:text>)</number:text>
    </number:number-style>
    <number:number-style style:name="N115">
      <number:text>$ - </number:text>
    </number:number-style>
    <number:number-style style:name="N117">
      <number:text>$ </number:text>
      <number:number number:decimal-places="0" number:min-integer-digits="1"/>
      <number:text> </number:text>
    </number:number-style>
    <number:number-style style:name="N118">
      <number:text>$ (</number:text>
      <number:number number:decimal-places="0" number:min-integer-digits="1"/>
      <number:text>)</number:text>
    </number:number-style>
    <number:currency-style style:name="N122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currency-style style:name="N5106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middle"/>
    </style:style>
    <style:style style:name="Comma_5b_0_5d_" style:display-name="Comma[0]" style:family="table-cell" style:parent-style-name="Default" style:data-style-name="N112">
      <style:table-cell-properties fo:background-color="transparent" style:vertical-align="middle"/>
    </style:style>
    <style:style style:name="Currency" style:family="table-cell" style:parent-style-name="Default" style:data-style-name="N116">
      <style:table-cell-properties fo:background-color="transparent" style:vertical-align="middle"/>
    </style:style>
    <style:style style:name="Currency_5b_0_5d_" style:display-name="Currency[0]" style:family="table-cell" style:parent-style-name="Default" style:data-style-name="N119">
      <style:table-cell-properties fo:background-color="transparent" style:vertical-align="middle"/>
    </style:style>
    <style:style style:name="Percent" style:family="table-cell" style:parent-style-name="Default" style:data-style-name="N120">
      <style:table-cell-properties fo:background-color="transparent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.02.2012</text:date>, <text:time>22:0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1969-12-31T16:00:00Z</meta:creation-date>
    <dc:date>2012-02-24T22:08:00.64</dc:date>
    <meta:print-date>1969-12-31T16:00:00Z</meta:print-date>
    <meta:editing-cycles>51</meta:editing-cycles>
    <meta:editing-duration>PT00H25M24S</meta:editing-duration>
    <meta:document-statistic meta:table-count="3" meta:cell-count="150" meta:object-count="0"/>
  </office:meta>
</office:document-meta>
</file>